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Nimbus Mono L" svg:font-family="'Nimbus Mono L'"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fo:font-weight="normal" style:font-weight-asian="normal" style:font-weight-complex="normal"/>
    </style:style>
    <style:style style:name="P4" style:family="paragraph" style:parent-style-name="Standard">
      <style:text-properties style:font-name="Nimbus Mono L" fo:font-weight="normal" style:font-weight-asian="normal" style:font-weight-complex="normal"/>
    </style:style>
    <style:style style:name="P5" style:family="paragraph" style:parent-style-name="Standard">
      <style:text-properties style:font-name="Nimbus Mono L"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S1 Data File Format</text:p>
      <text:p text:style-name="Standard"/>
      <text:p text:style-name="Standard">Each PR System One data file has a well defined structure containing a sequence of one or more data blocks. Each block begins with a 15 byte header, any additional header data, an 8 bit header checksum, the data stream itself (in a not-so-well-defined structure), followed by a 16bit data integrity checksum. </text:p>
      <text:p text:style-name="Standard"/>
      <text:p text:style-name="Standard">The cycle repeats for each subsequence block, although only waveform data has been observed to contain multiple blocks.</text:p>
      <text:p text:style-name="Standard"/>
      <text:p text:style-name="Standard">The file's extension provides an extra indication of the type of data contained:</text:p>
      <text:p text:style-name="Standard"/>
      <text:p text:style-name="P1">Extension<text:tab/>Type</text:p>
      <text:p text:style-name="Standard">.001 <text:s text:c="2"/><text:tab/><text:tab/>Session Summary</text:p>
      <text:p text:style-name="Standard">.002<text:tab/><text:tab/>Event Data</text:p>
      <text:p text:style-name="Standard">.004<text:tab/><text:tab/>Time details ???</text:p>
      <text:p text:style-name="Standard">.005<text:tab/><text:tab/>Waveform Data</text:p>
      <text:p text:style-name="Standard"/>
      <text:p text:style-name="Standard">The filename component minus the extension gives session sequence number. In most cases it would be better to use the internal values instead, but the are handy for quick lookup.</text:p>
      <text:p text:style-name="Standard"/>
      <text:p text:style-name="P1">Standard PRS1 Header Example:</text:p>
      <text:p text:style-name="Standard">[02] [48 0d] [00] [05] [00] [02] [1f 00 00 00] [15 ae 12 4e]</text:p>
      <text:p text:style-name="Standard"/>
      <text:p text:style-name="P1">Idx<text:tab/>Data<text:tab/><text:tab/>Type<text:tab/><text:tab/>Details</text:p>
      <text:p text:style-name="Standard">00 <text:tab/>[02] <text:tab/><text:tab/>8bit integer<text:tab/>DataFormatVersion</text:p>
      <text:p text:style-name="Standard">01<text:tab/>[48 0d] <text:tab/>16bit integer<text:tab/>BlockLength (in bytes, including header &amp; checksum values)</text:p>
      <text:p text:style-name="Standard">03<text:tab/>[00] <text:tab/><text:tab/>8bit integer<text:tab/>FileType (Defining additional header information)</text:p>
      <text:p text:style-name="Standard">04<text:tab/>[05] <text:tab/><text:tab/>8bit integer<text:tab/>Family</text:p>
      <text:p text:style-name="Standard">05<text:tab/>[00] <text:tab/><text:tab/>8bit integer<text:tab/>Family Version</text:p>
      <text:p text:style-name="Standard">06<text:tab/>[02] <text:tab/><text:tab/>8bit integer<text:tab/>File Extension</text:p>
      <text:p text:style-name="Standard">07<text:tab/>[1f 00 00 00] <text:tab/>32bit integer<text:tab/>Session Sequence Number</text:p>
      <text:p text:style-name="Standard">0b<text:tab/>[15 ae 12 4e]<text:tab/>32bit integer <text:tab/>TimeStamp (UNIX Epoch)</text:p>
      <text:p text:style-name="Standard"/>
      <text:p text:style-name="P1">Known FileType values</text:p>
      <text:p text:style-name="Standard">00 indicates no additional header data is needed. The standard header is just followed by the 8bit checksum at position 0x0f, which is additive sum of all header values up to this byte.</text:p>
      <text:p text:style-name="Standard">01 indicates waveform data storage.</text:p>
      <text:p text:style-name="Standard"/>
      <text:p text:style-name="P1">Waveform Data Header (.005 files)</text:p>
      <text:p text:style-name="Standard"/>
      <text:p text:style-name="P1">Idx<text:tab/>Data<text:tab/><text:tab/>Type<text:tab/><text:tab/>Details</text:p>
      <text:p text:style-name="Standard">0x0f <text:s/><text:tab/>[xx xx]<text:tab/><text:tab/>16bit integer<text:tab/>Number of seconds</text:p>
      <text:p text:style-name="Standard">0x11<text:tab/>[01]<text:tab/><text:tab/>8bit integer<text:tab/>Unknown</text:p>
      <text:p text:style-name="Standard">0x12<text:tab/>[xx xx]<text:tab/><text:tab/>16bit integer<text:tab/>Number of signals (nsig)</text:p>
      <text:p text:style-name="Standard"/>
      <text:p text:style-name="Standard">Followed by a list containing (nsig * 24bits) of data describing how each waveform data is stored:</text:p>
      <text:p text:style-name="Standard">0x13 <text:s text:c="3"/>[xx xx] <text:tab/><text:tab/>16bit integer <text:tab/>Sample interleave</text:p>
      <text:p text:style-name="Standard">0x15<text:tab/>[xx]<text:tab/><text:tab/>8bit integer<text:tab/>Sample format</text:p>
      <text:p text:style-name="Standard">.. repeats (nsig times)</text:p>
      <text:p text:style-name="Standard"/>
      <text:p text:style-name="Standard"><text:span text:style-name="T2">Important:</text:span> For some reason, this list is stored in <text:span text:style-name="T1">reverse </text:span>order.</text:p>
      <text:p text:style-name="Standard"/>
      <text:p text:style-name="Standard">Followed by the 8bit sum of all header information, stored at 0x16+(nsig*3)<text:tab/><text:tab/></text:p>
      <text:p text:style-name="Standard"/>
      <text:p text:style-name="P1">Calculating just the size of a blocks data area</text:p>
      <text:p text:style-name="Standard">DataSize <text:s/>= BlockLength – HeaderLength – Extra Header stuff – 1 byte header checksum – 2 byte block checksum</text:p>
      <text:p text:style-name="Standard"/>
      <text:p text:style-name="Standard">For summary &amp; event data, this translates to DataSize = BlockLength-18</text:p>
      <text:p text:style-name="Standard">For waveform data, this translates to DataSize = BlockLength-18-(nsig*3)</text:p>
      <text:p text:style-name="Standard"/>
      <text:p text:style-name="P1">Known Sample Formats</text:p>
      <text:p text:style-name="P2">00 <text:tab/>8bit Signed</text:p>
      <text:p text:style-name="P2">01<text:tab/>8bit Unsigned</text:p>
      <text:p text:style-name="P2"/>
      <text:p text:style-name="P1">Waveform Data Structure</text:p>
      <text:p text:style-name="P2">If only one waveform is present (indicated by number of signals == 1), this simply contains DataSize/SampleSize samples for this block in order.</text:p>
      <text:p text:style-name="P2"/>
      <text:p text:style-name="Standard">If more than one waveform is present, the data is multiplexed together in small groups of samples, <text:s/>the size of which is determined by the interleave value and sample type stored in the header.</text:p>
      <text:p text:style-name="Standard"/>
      <text:p text:style-name="Standard">Only 8 bit samples have been observed, but I feel it's safe to assume the interleave counts samples and not bytes. Different sample types can be interleaved together, and may therefore be different sizes.</text:p>
      <text:p text:style-name="P1"/>
      <text:p text:style-name="Standard"><text:span text:style-name="T2">Note: </text:span>Interleaved data is stored in the opposite order to the list data defined in the waveform header component.</text:p>
      <text:p text:style-name="Standard"/>
      <text:p text:style-name="Standard">Example, Two multiplexed waveforms, one with an interleave of 5, sample type 0, and the other has an interleave of 5, sample type 1</text:p>
      <text:p text:style-name="Standard"/>
      <text:p text:style-name="P1">Byte <text:tab/>Value <text:tab/>Waveform</text:p>
      <text:p text:style-name="Standard">0x00 <text:tab/>44 <text:tab/>1 <text:tab/><text:tab/>(Starting from the first byte in the data block)</text:p>
      <text:p text:style-name="Standard">0x01 <text:tab/>45 <text:tab/>1</text:p>
      <text:p text:style-name="Standard">0x02 <text:tab/>46 <text:tab/>1</text:p>
      <text:p text:style-name="Standard">0x03 <text:tab/>48 <text:tab/>1</text:p>
      <text:p text:style-name="Standard">0x04 <text:tab/>50 <text:tab/>1</text:p>
      <text:p text:style-name="Standard">0x05 <text:tab/>00 <text:tab/>2</text:p>
      <text:p text:style-name="Standard">0x06 <text:tab/>01 <text:tab/>2</text:p>
      <text:p text:style-name="Standard">0x07 <text:tab/>02 <text:tab/>2</text:p>
      <text:p text:style-name="Standard">0x08 <text:tab/>03 <text:tab/>2</text:p>
      <text:p text:style-name="Standard">0x09 <text:tab/>04 <text:tab/>2</text:p>
      <text:p text:style-name="Standard">0x0a <text:tab/>55 <text:tab/>1</text:p>
      <text:p text:style-name="Standard">0x0b <text:tab/>55 <text:tab/>1</text:p>
      <text:p text:style-name="Standard">0x0c <text:tab/>55 <text:tab/>1</text:p>
      <text:p text:style-name="Standard">0x0d <text:tab/>55 <text:tab/>1</text:p>
      <text:p text:style-name="Standard">0x0e <text:tab/>55 <text:tab/>1</text:p>
      <text:p text:style-name="Standard">0x0f <text:tab/>05 <text:tab/>2</text:p>
      <text:p text:style-name="Standard">... and so on..</text:p>
      <text:p text:style-name="Standard"/>
      <text:p text:style-name="Standard">Interleaving repeats for the remainder of the DataSize</text:p>
      <text:p text:style-name="Standard"/>
      <text:p text:style-name="P1">Event Data Format (.002 files)</text:p>
      <text:p text:style-name="P2"/>
      <text:p text:style-name="P2">Event data is stored after the standard header in time-delta format.</text:p>
      <text:p text:style-name="P2"/>
      <text:p text:style-name="P2">Each event is represented by an 8bit code, <text:s/>and generally followed by 16bits worth of delta offset values, and zero or more data fields of varying byte lengths, determined by the event code.. </text:p>
      <text:p text:style-name="P2">(I say generally because occasionally events have a short form based on the content.)</text:p>
      <text:p text:style-name="P2"/>
      <text:p text:style-name="P2">The schema describing this information is not stored with the event data, so understanding of the DataFormat, Family &amp; Family Version fields is needed to interpret this file correctly.</text:p>
      <text:p text:style-name="P2"/>
      <text:p text:style-name="P2">System One ASV Data (family 5) for instance, uses different codes than a System One Remstar Auto (family 0)</text:p>
      <text:p text:style-name="P2">ASV does not contain RERA (or at least according to Philips Respironics Encore software, you'd think their top of the line machine would have this if it wasn't a bullshite figure to begin with.)</text:p>
      <text:p text:style-name="P2"/>
      <text:p text:style-name="P1">Family 0 Codes </text:p>
      <text:p text:style-name="P1">Code<text:tab/>Name<text:tab/><text:tab/>Delta<text:tab/>Data Fields<text:tab/><text:tab/><text:tab/>Notes</text:p>
      <text:p text:style-name="P2">0x01<text:tab/>Unknown<text:tab/>[xx xx] No data records</text:p>
      <text:p text:style-name="P2">0x02<text:tab/>Pressure<text:tab/>[xx xx] Pressure=[xx] <text:tab/><text:tab/><text:tab/>Divide pressure value by 10</text:p>
      <text:p text:style-name="P2">0x03<text:tab/>BIPAP Press.<text:tab/>[xx xx] EPAP=[xx] <text:s/>IPAP=[xx] <text:tab/>Divide pressure values by 10</text:p>
      <text:p text:style-name="P2">0x04<text:tab/>PressurePulse<text:tab/>[xx xx] Unknown=[xx] </text:p>
      <text:p text:style-name="P2">0x05<text:tab/>RERA<text:tab/><text:tab/>[xx xx] Offset=[xx]</text:p>
      <text:p text:style-name="P2">0x06<text:tab/>Obstructive<text:tab/>[xx xx] Offset=[xx]</text:p>
      <text:p text:style-name="P2">0x07<text:tab/>ClearAirway<text:tab/>[xx xx] Offset=[xx]</text:p>
      <text:p text:style-name="P2">0x0a <text:tab/>Hypopnea<text:tab/>[xx xx] Offset=[xx]</text:p>
      <text:p text:style-name="P2">0x0c<text:tab/>FlowLimitation [xx xx] Offset=[xx]</text:p>
      <text:p text:style-name="P2">0x0d<text:tab/>Vsnore<text:tab/><text:tab/>[xx xx] No data records</text:p>
      <text:p text:style-name="P2">0x0e <text:tab/>Unknown<text:tab/>[xx xx] [xx] [xx] [xx]<text:tab/><text:tab/><text:tab/>Unknown purpose</text:p>
      <text:p text:style-name="P2">0x0f<text:tab/>CSR/PB<text:tab/>[xx xx] Duration=[xx xx] Offset=[xx]<text:tab/></text:p>
      <text:p text:style-name="P2">0x11<text:tab/>GraphData<text:tab/>[xx xx] Leak=[xx] Snore=[xx]</text:p>
      <text:p text:style-name="P2">0x12 <text:tab/>Summary?<text:tab/>?????<text:tab/>[xx] [xx] [xx] [xx]</text:p>
      <text:p text:style-name="P2"/>
      <text:p text:style-name="P1">Family 5 Codes (ASV)</text:p>
      <text:p text:style-name="P1">Code<text:tab/>Name<text:tab/><text:tab/>Delta<text:tab/>Data Fields<text:tab/><text:tab/><text:tab/>Notes</text:p>
      <text:p text:style-name="P2">0x00 <text:tab/>Unknown<text:tab/>Variable length.. <text:tab/><text:tab/><text:tab/>Freaking weird. Read all the zeros in sequence, and then one more value.</text:p>
      <text:p text:style-name="P2">0x02<text:tab/>Pressure<text:tab/>[xx xx] Pressure=[xx]<text:tab/><text:tab/><text:tab/>Divide pressure value by 10</text:p>
      <text:p text:style-name="P2">0x04<text:tab/>PressurePulse?<text:tab/>[xx xx] ?? = [xx]<text:tab/><text:tab/><text:tab/>This data looks like pressure pulse.</text:p>
      <text:p text:style-name="P2">0x05<text:tab/>Obstructive<text:tab/>[xx xx] Offset=[xx]</text:p>
      <text:p text:style-name="P2">0x06<text:tab/>ClearAirway<text:tab/>[xx xx] Offset=[xx]</text:p>
      <text:p text:style-name="P2">0x07 <text:tab/>Hypopnea<text:tab/>[xx xx] Offset=[xx]</text:p>
      <text:p text:style-name="P2">0x09<text:tab/>FlowLimitation [xx xx] Offset=[xx]</text:p>
      <text:p text:style-name="P2">0x0b<text:tab/>CSR/PB<text:tab/>[xx xx] Duration=[xx xx] Offset=[xx]<text:tab/>Multiply Duration by 2</text:p>
      <text:p text:style-name="P2">0x0d<text:tab/>GraphData<text:tab/>[xx xx] [xx xx xx xx xx xx xx xx xx xx]<text:tab/>These 10 bytes are broken down further into graph data</text:p>
      <text:p text:style-name="Standard">0x0e <text:s/><text:tab/>Unknown<text:tab/>[xx xx] [xx]<text:tab/><text:tab/><text:tab/><text:tab/>Unknown Purpose.. RERA?</text:p>
      <text:p text:style-name="P2"/>
      <text:p text:style-name="P2">Delta values are applied <text:span text:style-name="T2">before </text:span>adding the event.</text:p>
      <text:p text:style-name="P2">Offset values are <text:span text:style-name="T2">subtracted </text:span>from the running delta (but they don't adjust the running delta, only the individual event)</text:p>
      <text:p text:style-name="P2"/>
      <text:p text:style-name="P2">Example 0x0d GraphData breakdown:</text:p>
      <text:p text:style-name="P2"/>
      <text:p text:style-name="P3">0d [78 00] [50] [50] [51] [1d] [13] [64] [0d] [44] [00] [2e]</text:p>
      <text:p text:style-name="P3"><text:s text:c="6"/>0 <text:s text:c="4"/>1 <text:s text:c="3"/>2 <text:s text:c="3"/>3 <text:s text:c="3"/>4 <text:s text:c="3"/>5 <text:s text:c="3"/>6 <text:s text:c="3"/>7 <text:s text:c="3"/>8 <text:s text:c="3"/>9 <text:s text:c="3"/>10</text:p>
      <text:p text:style-name="P5"/>
      <text:p text:style-name="P1">Idx<text:tab/>Details<text:tab/><text:tab/><text:tab/><text:tab/><text:tab/><text:tab/>Notes</text:p>
      <text:p text:style-name="Standard">00 <text:tab/>The usual 16bit Time-Delta <text:s/></text:p>
      <text:p text:style-name="Standard">01 <text:tab/>IPAP Value<text:tab/><text:tab/><text:tab/><text:tab/><text:tab/><text:tab/>Divide by 10</text:p>
      <text:p text:style-name="Standard">02 <text:tab/>IPAP Low Range<text:tab/><text:tab/><text:tab/><text:tab/><text:tab/>Divide by 10</text:p>
      <text:p text:style-name="Standard">03 <text:tab/>IPAP High Range<text:tab/><text:tab/><text:tab/><text:tab/><text:tab/>Divide by 10</text:p>
      <text:p text:style-name="Standard">04 <text:tab/>Leak</text:p>
      <text:p text:style-name="Standard">05 <text:tab/>Breaths Per Minute </text:p>
      <text:p text:style-name="Standard">06 <text:tab/>Patient Triggered breaths %</text:p>
      <text:p text:style-name="Standard">07 <text:tab/>Minute Ventilation</text:p>
      <text:p text:style-name="Standard">08 <text:tab/>Tidal Volume <text:s text:c="2"/>/ 10.0 <text:tab/><text:tab/><text:tab/><text:tab/><text:tab/>Multiply by 10</text:p>
      <text:p text:style-name="Standard">09 <text:tab/>Snore Graph<text:tab/><text:tab/><text:tab/><text:tab/><text:tab/><text:tab/>(&gt;0 = event flag on encore) </text:p>
      <text:p text:style-name="Standard">10 <text:tab/>EPAP Value<text:tab/><text:tab/><text:tab/><text:tab/><text:tab/><text:tab/>Divide by 10</text:p>
      <text:p text:style-name="P3"/>
      <text:p text:style-name="P3">IPAP High – IPAP Low = PS (Pressure Support)?</text:p>
      <text:p text:style-name="P3">IPAP – EPAP = Pressure Support?</text:p>
      <text:p text:style-name="P3"/>
      <text:p text:style-name="P1">Summary Data (.001 files)</text:p>
      <text:p text:style-name="Standard"/>
      <text:p text:style-name="Standard">Summary data is stored after a standard data header, and contain totals, pressure settings, and general machine settings for a recorded session. </text:p>
      <text:p text:style-name="Standard">Usually they are around 77 bytes, although this varies.</text:p>
      <text:p text:style-name="Standard"/>
      <text:p text:style-name="Standard">The structure is messy and not well defined, nor is it well understood</text:p>
      <text:p text:style-name="Standard"/>
      <text:p text:style-name="Standard">A non zero value in the 6<text:span text:style-name="T4">th</text:span> data position inserts 4 bytes directly afterwards.. </text:p>
      <text:p text:style-name="Standard"/>
      <text:p text:style-name="Standard">[ STILL TO DO ]</text:p>
      <text:p text:style-name="Standard"/>
      <text:p text:style-name="Standard"/>
      <text:p text:style-name="P1">.004 files</text:p>
      <text:p text:style-name="Standard"/>
      <text:p text:style-name="Standard">.004 files are short, and contain a standard header, followed by a data area containing not fully known information</text:p>
      <text:p text:style-name="Standard"/>
      <text:p text:style-name="Standard">Example Contents</text:p>
      <text:p text:style-name="Standard">07 [d3 ef 0a 4b] 17 87 08 00 35 [26 8e 0a 4b] 29 7b 08 00</text:p>
      <text:p text:style-name="Standard"/>
      <text:p text:style-name="Standard">The two 32bit values in brackets are obviously timestamps.</text:p>
      <text:p text:style-name="Standard"/>
      <text:p text:style-name="Standard"/>
      <text:p text:style-name="Standard"/>
      <text:p text:style-name="P1">Information about this Document</text:p>
      <text:p text:style-name="P2">This document was compiled and written by Mark Watkins &lt;jedimark64@ <text:s text:c="2"/>(idontfeargoogle)&gt;</text:p>
      <text:p text:style-name="P2"><text:span text:style-name="T3"/></text:p>
      <text:p text:style-name="P2">This knowledge contained in this document represents the combined work of several hackers of the CPAPTalker's community.</text:p>
      <text:p text:style-name="P2"/>
      <text:p text:style-name="P2">Credit especially goes to Mike Hoolehan (see <text:a xlink:type="simple" xlink:href="http://www.onkor.net/">http://www.onkor.net</text:a>) for the initial grokking into this weird and wonderful data format. </text:p>
      <text:p text:style-name="P2"/>
      <text:p text:style-name="P2">I expanded on this work by decyphering the ASV stuff and the remainder of the waveform headers.</text:p>
      <text:p text:style-name="P2"/>
      <text:p text:style-name="P2">Any terminology about Philips Respironics Trademarks belongs to them, (things like Flex types, machine and model names, etc..)</text:p>
      <text:p text:style-name="P2">The author along with this work is in no way affiliated with Philips Respironics.. Just a hacker with OSA and an earnest desire to understand how CPAP machines (and the related health conditions) work.</text:p>
      <text:p text:style-name="P2"/>
      <text:p text:style-name="P2">This data format was lawfully reverse engineered by experienced hackers studying the raw SD card data very carefully. No guarantees are made regarding it's accuracy. </text:p>
      <text:p text:style-name="P2">If you need to know any details with 100% certainty, I'm sure Philips Respironics will have a nice slimy NDA waiting for you.</text:p>
      <text:p text:style-name="P2"/>
      <text:p text:style-name="P2">Information deserves to be free! These machines are recording <text:span text:style-name="T2">our </text:span>breaths. I for one, reserve my right to use any such recordings made of my breath, along with any information derived from this, for what ever purpose I see fit.. </text:p>
      <text:p text:style-name="P2"/>
      <text:p text:style-name="P2">This information is released under the Creative Commons. </text:p>
      <text:p text:style-name="P2">Some more free document license stuff goes he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Nimbus Mono L" svg:font-family="'Nimbus Mono L'"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Watkins</meta:initial-creator>
    <meta:creation-date>2011-07-07T16:25:47</meta:creation-date>
    <dc:date>2011-07-11T03:13:12</dc:date>
    <dc:creator>Mark Watkins</dc:creator>
    <meta:editing-duration>PT3H29S</meta:editing-duration>
    <meta:editing-cycles>34</meta:editing-cycles>
    <meta:generator>LibreOffice/3.3$Linux LibreOffice_project/330m19$Build-301</meta:generator>
    <meta:document-statistic meta:table-count="0" meta:image-count="0" meta:object-count="0" meta:page-count="1" meta:paragraph-count="144" meta:word-count="1452" meta:character-count="8614"/>
  </office:meta>
</office:document-meta>
</file>